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15.24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 style:list-style-name="">
      <style:paragraph-properties fo:line-height="100%" fo:text-align="start" style:justify-single-word="false" fo:orphans="2" fo:widows="2"/>
      <style:text-properties fo:language="es" fo:country="ES" fo:font-style="italic" officeooo:rsid="00064e9d" officeooo:paragraph-rsid="00064e9d" style:letter-kerning="false" style:language-asian="es" style:country-asian="ES" style:font-style-asian="italic" style:language-complex="ar" style:country-complex="SA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4"/>
    <style:style style:name="P5" style:family="paragraph" style:parent-style-name="List_20_Paragraph" style:list-style-name="WWNum2"/>
    <style:style style:name="P6" style:family="paragraph" style:parent-style-name="List_20_Paragraph" style:list-style-name="WWNum13"/>
    <style:style style:name="P7" style:family="paragraph" style:parent-style-name="List_20_Paragraph" style:list-style-name="WWNum9"/>
    <style:style style:name="P8" style:family="paragraph" style:parent-style-name="List_20_Paragraph" style:list-style-name="WWNum5"/>
    <style:style style:name="P9" style:family="paragraph" style:parent-style-name="List_20_Paragraph" style:list-style-name="WWNum6"/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List_20_Paragraph" style:list-style-name="WWNum10"/>
    <style:style style:name="P13" style:family="paragraph" style:parent-style-name="List_20_Paragraph" style:list-style-name="WWNum12"/>
    <style:style style:name="P14" style:family="paragraph" style:parent-style-name="List_20_Paragraph" style:list-style-name="WWNum6">
      <style:text-properties fo:background-color="#81d41a"/>
    </style:style>
    <style:style style:name="P15" style:family="paragraph" style:parent-style-name="List_20_Paragraph" style:list-style-name="WWNum8">
      <style:text-properties fo:background-color="#81d41a"/>
    </style:style>
    <style:style style:name="P16" style:family="paragraph" style:parent-style-name="List_20_Paragraph" style:list-style-name="WWNum12">
      <style:text-properties fo:background-color="#81d41a"/>
    </style:style>
    <style:style style:name="P17" style:family="paragraph" style:parent-style-name="List_20_Paragraph" style:list-style-name="WWNum13">
      <style:paragraph-properties fo:margin-left="1.259cm" fo:margin-right="0cm" fo:margin-top="0cm" fo:margin-bottom="0.635cm" style:contextual-spacing="true" fo:line-height="150%" fo:text-indent="-0.63cm" style:auto-text-indent="false"/>
    </style:style>
    <style:style style:name="P18" style:family="paragraph" style:parent-style-name="List_20_Paragraph" style:list-style-name="WWNum13">
      <style:paragraph-properties fo:margin-left="1.259cm" fo:margin-right="0cm" fo:margin-top="0cm" fo:margin-bottom="0.353cm" style:contextual-spacing="false" fo:text-indent="-0.63cm" style:auto-text-indent="false"/>
    </style:style>
    <style:style style:name="P19" style:family="paragraph" style:parent-style-name="List_20_Paragraph" style:list-style-name="WWNum15">
      <style:paragraph-properties fo:margin-left="1.259cm" fo:margin-right="0cm" fo:margin-top="0cm" fo:margin-bottom="0.423cm" style:contextual-spacing="true" fo:text-indent="-0.63cm" style:auto-text-indent="false"/>
    </style:style>
    <style:style style:name="P20" style:family="paragraph" style:parent-style-name="List_20_Paragraph" style:list-style-name="WWNum16">
      <style:paragraph-properties fo:margin-left="1.259cm" fo:margin-right="0cm" fo:margin-top="0cm" fo:margin-bottom="0.423cm" style:contextual-spacing="true" fo:text-indent="-0.63cm" style:auto-text-indent="false"/>
    </style:style>
    <style:style style:name="P21" style:family="paragraph" style:parent-style-name="List_20_Paragraph" style:list-style-name="WWNum17">
      <style:paragraph-properties fo:margin-left="1.259cm" fo:margin-right="0cm" fo:margin-top="0cm" fo:margin-bottom="0.423cm" style:contextual-spacing="true" fo:text-indent="-0.63cm" style:auto-text-indent="false"/>
    </style:style>
    <style:style style:name="P22" style:family="paragraph" style:parent-style-name="List_20_Paragraph" style:list-style-name="WWNum18">
      <style:paragraph-properties fo:margin-left="1.259cm" fo:margin-right="0cm" fo:margin-top="0cm" fo:margin-bottom="0.423cm" style:contextual-spacing="true" fo:text-indent="-0.63cm" style:auto-text-indent="false"/>
    </style:style>
    <style:style style:name="P23" style:family="paragraph" style:parent-style-name="List_20_Paragraph" style:list-style-name="WWNum19">
      <style:paragraph-properties fo:margin-left="1.259cm" fo:margin-right="0cm" fo:margin-top="0cm" fo:margin-bottom="0.423cm" style:contextual-spacing="true" fo:text-indent="-0.63cm" style:auto-text-indent="false"/>
    </style:style>
    <style:style style:name="P24" style:family="paragraph" style:parent-style-name="List_20_Paragraph" style:list-style-name="WWNum18">
      <style:paragraph-properties fo:margin-left="1.259cm" fo:margin-right="0cm" fo:margin-top="0cm" fo:margin-bottom="0.423cm" style:contextual-spacing="true" fo:text-indent="-0.63cm" style:auto-text-indent="false"/>
      <style:text-properties fo:background-color="#ffff00"/>
    </style:style>
    <style:style style:name="P25" style:family="paragraph" style:parent-style-name="List_20_Paragraph" style:list-style-name="WWNum17">
      <style:paragraph-properties fo:margin-left="1.259cm" fo:margin-right="0cm" fo:margin-top="0cm" fo:margin-bottom="0.423cm" style:contextual-spacing="true" fo:text-indent="-0.63cm" style:auto-text-indent="false"/>
      <style:text-properties fo:background-color="#81d41a"/>
    </style:style>
    <style:style style:name="P26" style:family="paragraph" style:parent-style-name="List_20_Paragraph" style:list-style-name="WWNum19">
      <style:paragraph-properties fo:margin-left="1.259cm" fo:margin-right="0cm" fo:margin-top="0cm" fo:margin-bottom="0.423cm" style:contextual-spacing="true" fo:text-indent="-0.63cm" style:auto-text-indent="false"/>
      <style:text-properties fo:background-color="#81d41a"/>
    </style:style>
    <style:style style:name="P27" style:family="paragraph" style:parent-style-name="List_20_Paragraph">
      <style:paragraph-properties fo:margin-left="1.259cm" fo:margin-right="0cm" fo:margin-top="0cm" fo:margin-bottom="0.353cm" style:contextual-spacing="false" fo:text-indent="0cm" style:auto-text-indent="false"/>
    </style:style>
    <style:style style:name="P28" style:family="paragraph" style:parent-style-name="List_20_Paragraph">
      <style:paragraph-properties fo:margin-left="1.259cm" fo:margin-right="0cm" fo:margin-top="0cm" fo:margin-bottom="0.423cm" style:contextual-spacing="true" fo:text-indent="0cm" style:auto-text-indent="false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paragraph-properties fo:margin-left="1.249cm" fo:margin-right="0cm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.423cm" style:contextual-spacing="false" fo:text-indent="0.63cm" style:auto-text-indent="false"/>
    </style:style>
    <style:style style:name="P32" style:family="paragraph" style:parent-style-name="Standard">
      <style:paragraph-properties fo:margin-left="0.63cm" fo:margin-right="0cm" fo:margin-top="0cm" fo:margin-bottom="0.423cm" style:contextual-spacing="false" fo:text-indent="0cm" style:auto-text-indent="false"/>
    </style:style>
    <style:style style:name="P33" style:family="paragraph" style:parent-style-name="Standard">
      <style:paragraph-properties fo:margin-left="0.63cm" fo:margin-right="0cm" fo:margin-top="0cm" fo:margin-bottom="0.423cm" style:contextual-spacing="false" fo:text-indent="0.619cm" style:auto-text-indent="false"/>
    </style:style>
    <style:style style:name="P34" style:family="paragraph" style:parent-style-name="Standard">
      <style:paragraph-properties fo:margin-top="0cm" fo:margin-bottom="0.423cm" style:contextual-spacing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4e9d"/>
    </style:style>
    <style:style style:name="T5" style:family="text">
      <style:text-properties officeooo:rsid="00047649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47649" fo:background-color="#ffff00" loext:char-shading-value="0"/>
    </style:style>
    <style:style style:name="T8" style:family="text">
      <style:text-properties fo:color="#000000" loext:opacity="100%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7a922" fo:background-color="#ffff00" loext:char-shading-value="0"/>
    </style:style>
    <style:style style:name="T11" style:family="text">
      <style:text-properties officeooo:rsid="0007a922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64e9d" fo:background-color="#ffff00" loext:char-shading-value="0"/>
    </style:style>
    <style:style style:name="T14" style:family="text">
      <style:text-properties officeooo:rsid="00064e9d" fo:background-color="#ffff00" loext:char-shading-value="0"/>
    </style:style>
    <style:style style:name="T15" style:family="text">
      <style:text-properties officeooo:rsid="00047649" fo:background-color="#ffff00" loext:char-shading-value="0"/>
    </style:style>
    <style:style style:name="T16" style:family="text">
      <style:text-properties officeooo:rsid="00047649" fo:background-color="#ffff00" loext:char-shading-value="0"/>
    </style:style>
    <style:style style:name="T17" style:family="text">
      <style:text-properties officeooo:rsid="00064e9d"/>
    </style:style>
    <style:style style:name="T18" style:family="text">
      <style:text-properties officeooo:rsid="0007a9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imer cuestionario Evaluación Curso Java Cloud</text:h>
      <text:h text:style-name="Heading_20_1" text:outline-level="1"><text:span text:style-name="T1">Nombre: </text:span></text:h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" text:outline-level="1">Javier Maiz Quiquia</text:h>
          </table:table-cell>
        </table:table-row>
      </table:table>
      <text:p text:style-name="Standard"/>
      <text:list xml:id="list2946693433" text:style-name="WWNum13">
        <text:list-item>
          <text:p text:style-name="P17"><text:span text:style-name="T2">Indica cual de las siguientes instrucciones permitiría recorrer completamente un array de cadenas de caracteres referenciado por la variable "datos":</text:span></text:p>
        </text:list-item>
      </text:list>
      <text:list xml:id="list704553182" text:style-name="WWNum1">
        <text:list-item>
          <text:p text:style-name="P3">for(String s;s&lt;datos.length;s++)</text:p>
        </text:list-item>
        <text:list-item>
          <text:p text:style-name="P3">for(int i=1;i=datos.length;i++)</text:p>
        </text:list-item>
        <text:list-item>
          <text:p text:style-name="P3">for(String d:datos) <text:span text:style-name="T12"><text:s/>← </text:span><text:span text:style-name="T16">Correcto</text:span></text:p>
        </text:list-item>
        <text:list-item>
          <text:p text:style-name="P3">for(int i:datos[i])</text:p>
        </text:list-item>
      </text:list>
      <text:p text:style-name="Standard"/>
      <text:list xml:id="list130107470022692" text:continue-list="list2946693433" text:style-name="WWNum13">
        <text:list-item>
          <text:p text:style-name="P18"><text:span text:style-name="T2">¿Qué tipo de colección debemos utilizar para almacenar datos en donde no importe ni el orden de introducción de los mismos ni hay un dato asociado a cada elemento y solo pretendamos recorrer del primero al último?:</text:span></text:p>
        </text:list-item>
      </text:list>
      <text:list xml:id="list3455663376" text:style-name="WWNum4">
        <text:list-item>
          <text:p text:style-name="P4">ArrayList</text:p>
        </text:list-item>
        <text:list-item>
          <text:p text:style-name="P4">HashSet <text:span text:style-name="T6"><text:s text:c="5"/></text:span><text:span text:style-name="T8"><text:s/>←--- <text:s/></text:span><text:span text:style-name="T7">HashSet</text:span></text:p>
        </text:list-item>
        <text:list-item>
          <text:p text:style-name="P4">HashMap</text:p>
        </text:list-item>
        <text:list-item>
          <text:p text:style-name="P4">List</text:p>
        </text:list-item>
      </text:list>
      <text:p text:style-name="List_20_Paragraph"/>
      <text:list xml:id="list130109031873309" text:continue-list="list130107470022692" text:style-name="WWNum13">
        <text:list-item>
          <text:p text:style-name="P18"><text:span text:style-name="T2">Dadas las siguientes clases e interfaces:</text:span></text:p>
        </text:list-item>
      </text:list>
      <text:p text:style-name="P30"><text:span text:style-name="T2">class A{}</text:span></text:p>
      <text:p text:style-name="P30"><text:span text:style-name="T2">interface I1{}</text:span></text:p>
      <text:p text:style-name="P30"><text:span text:style-name="T2">class B extends A{}</text:span></text:p>
      <text:p text:style-name="P30"><text:span text:style-name="T2">class C extends B implements I1{}</text:span></text:p>
      <text:p text:style-name="P30"><text:span text:style-name="T2">Indica cual de las siguientes instrucciones NO es correcta</text:span></text:p>
      <text:list xml:id="list1087093012" text:style-name="WWNum2">
        <text:list-item>
          <text:p text:style-name="P5">A data=new B();</text:p>
        </text:list-item>
        <text:list-item>
          <text:p text:style-name="P5">I1 data=new C();</text:p>
        </text:list-item>
        <text:list-item>
          <text:p text:style-name="P5">B data=new C();</text:p>
        </text:list-item>
        <text:list-item>
          <text:p text:style-name="P5">I1 data=new B(); <text:s text:c="3"/><text:span text:style-name="T12">←-- </text:span><text:span text:style-name="T16">No es correcta</text:span></text:p>
        </text:list-item>
      </text:list>
      <text:p text:style-name="Standard"/>
      <text:p text:style-name="Standard"/>
      <text:p text:style-name="Standard"><text:soft-page-break/></text:p>
      <text:list xml:id="list130109123574188" text:continue-list="list130109031873309" text:style-name="WWNum13">
        <text:list-item>
          <text:p text:style-name="P6"><text:span text:style-name="T2">Dadas las clases C1, C2 y las interfaces I1, I2, indica cual de las siguientes declaraciones es correcta:</text:span></text:p>
        </text:list-item>
      </text:list>
      <text:list xml:id="list3180755914" text:style-name="WWNum9">
        <text:list-item>
          <text:p text:style-name="P7">class M extends C1, I1</text:p>
        </text:list-item>
        <text:list-item>
          <text:p text:style-name="P7">class A extends C1, C2 implements I1, I2</text:p>
        </text:list-item>
        <text:list-item>
          <text:p text:style-name="P7">class P extends C1 implements I1, I2 <text:s/><text:span text:style-name="T12"><text:s text:c="2"/>←-- </text:span><text:span text:style-name="T16">Esta es correcta</text:span></text:p>
        </text:list-item>
        <text:list-item>
          <text:p text:style-name="P7">interface N implements I1, I2</text:p>
        </text:list-item>
      </text:list>
      <text:p text:style-name="Standard"/>
      <text:list xml:id="list130109025704699" text:continue-list="list130109123574188" text:style-name="WWNum13">
        <text:list-item>
          <text:p text:style-name="P18"><text:span text:style-name="T2">Dado el siguiente método definido en una clase:</text:span></text:p>
        </text:list-item>
      </text:list>
      <text:p text:style-name="P27"><text:span text:style-name="T2">public Object print(int s)</text:span></text:p>
      <text:p text:style-name="P27"><text:span text:style-name="T2">Indica cual sería una correcta sobrescritura de ese método en una hipotética subclase:</text:span></text:p>
      <text:list xml:id="list3930447768" text:style-name="WWNum5">
        <text:list-item>
          <text:p text:style-name="P8">public Object print()</text:p>
        </text:list-item>
        <text:list-item>
          <text:p text:style-name="P8">public String print(int m) <text:s text:c="2"/><text:span text:style-name="T12">←-- </text:span><text:span text:style-name="T16">Esta es una sobreescritura correcta</text:span></text:p>
        </text:list-item>
        <text:list-item>
          <text:p text:style-name="P8">Object print(int s)</text:p>
        </text:list-item>
        <text:list-item>
          <text:p text:style-name="P8">public void print()</text:p>
        </text:list-item>
      </text:list>
      <text:p text:style-name="Standard"/>
      <text:list xml:id="list130108695564137" text:continue-list="list130109025704699" text:style-name="WWNum13">
        <text:list-item>
          <text:p text:style-name="P18"><text:span text:style-name="T2">Indica cual de las siguientes expresiones lambda es correcta:</text:span></text:p>
        </text:list-item>
      </text:list>
      <text:list xml:id="list1859368183" text:style-name="WWNum6">
        <text:list-item>
          <text:p text:style-name="P14">()-&gt;5</text:p>
        </text:list-item>
        <text:list-item>
          <text:p text:style-name="P9">-&gt;System.out.println("hello")</text:p>
        </text:list-item>
        <text:list-item>
          <text:p text:style-name="P9">a-&gt;return a</text:p>
        </text:list-item>
        <text:list-item>
          <text:p text:style-name="P9">a,b→a*b <text:s/><text:span text:style-name="T12">← </text:span><text:span text:style-name="T11">correcta</text:span></text:p>
        </text:list-item>
      </text:list>
      <text:p text:style-name="Standard"/>
      <text:list xml:id="list130109337420836" text:continue-list="list130108695564137" text:style-name="WWNum13">
        <text:list-item>
          <text:p text:style-name="P18"><text:span text:style-name="T2">Indica cual de las siguientes implementaciones de Consumer es correcta</text:span></text:p>
        </text:list-item>
      </text:list>
      <text:list xml:id="list2346175617" text:style-name="WWNum7">
        <text:list-item>
          <text:p text:style-name="P10">()-&gt;true</text:p>
        </text:list-item>
        <text:list-item>
          <text:p text:style-name="P10">a-&gt;a*10</text:p>
        </text:list-item>
        <text:list-item>
          <text:p text:style-name="P10">a→System.out.println(a) <text:s/><text:span text:style-name="T12">←-- </text:span><text:span text:style-name="T14">Esta es correcta</text:span></text:p>
        </text:list-item>
        <text:list-item>
          <text:p text:style-name="P10">(a,b)-&gt;a+b</text:p>
        </text:list-item>
      </text:list>
      <text:p text:style-name="Standard"/>
      <text:list xml:id="list130107481869106" text:continue-list="list130109337420836" text:style-name="WWNum13">
        <text:list-item>
          <text:p text:style-name="P18"><text:span text:style-name="T2">Indica cual de las siguientes declaraciones/inicializaciones de variables es correcta:</text:span></text:p>
        </text:list-item>
      </text:list>
      <text:list xml:id="list3497458425" text:style-name="WWNum8">
        <text:list-item>
          <text:p text:style-name="P11">int b=250_; <text:span text:style-name="T17">NO</text:span></text:p>
        </text:list-item>
        <text:list-item>
          <text:p text:style-name="P11">short c=0930; <text:s/><text:span text:style-name="T17">NO</text:span></text:p>
        </text:list-item>
        <text:list-item>
          <text:p text:style-name="P11">byte f=5.0;</text:p>
        </text:list-item>
        <text:list-item>
          <text:p text:style-name="P15">char a=(char)1900.3;</text:p>
        </text:list-item>
      </text:list>
      <text:p text:style-name="Standard"/>
      <text:list xml:id="list130107437478439" text:continue-list="list130107481869106" text:style-name="WWNum13">
        <text:list-item>
          <text:p text:style-name="P18"><text:soft-page-break/><text:span text:style-name="T2">Si lst es una lista de números y queremos eliminar los negativos, utilizaremos la instrucción:</text:span></text:p>
        </text:list-item>
      </text:list>
      <text:list xml:id="list1943923602" text:style-name="WWNum10">
        <text:list-item>
          <text:p text:style-name="P12">lst.delete(if(s&lt;0));</text:p>
        </text:list-item>
        <text:list-item>
          <text:p text:style-name="P12">lst.removeIf(n→n&lt;0); <text:s/><text:span text:style-name="T12"><text:s/>← </text:span><text:span text:style-name="T14">Esta es correcta.</text:span></text:p>
        </text:list-item>
        <text:list-item>
          <text:p text:style-name="P12">lst.removeIf(n&lt;0);</text:p>
        </text:list-item>
        <text:list-item>
          <text:p text:style-name="P12">for(int n:lst){lst.remove(n&lt;0);};</text:p>
        </text:list-item>
      </text:list>
      <text:p text:style-name="Standard"/>
      <text:list xml:id="list130108478345917" text:continue-list="list130107437478439" text:style-name="WWNum13">
        <text:list-item>
          <text:p text:style-name="P18"><text:span text:style-name="T2">Queremos asignar el último elemento de la lista "datas" en la primera posición del array "num", ¿cuál sería la instrucción?</text:span></text:p>
        </text:list-item>
      </text:list>
      <text:list xml:id="list103680559" text:style-name="WWNum12">
        <text:list-item>
          <text:p text:style-name="P13"><text:span text:style-name="T3">num[num.length-1]=datas.get(0);</text:span></text:p>
        </text:list-item>
        <text:list-item>
          <text:p text:style-name="P13"><text:span text:style-name="T3">num.add(datas.size()); <text:s/>← </text:span><text:span text:style-name="T4">posible</text:span></text:p>
        </text:list-item>
        <text:list-item>
          <text:p text:style-name="P13"><text:span text:style-name="T3">datas.set(0,num.length);</text:span></text:p>
        </text:list-item>
        <text:list-item>
          <text:p text:style-name="P16"><text:span text:style-name="T3">num[0]=datas.get(datas.size()-1);</text:span></text:p>
        </text:list-item>
      </text:list>
      <text:p text:style-name="P29"/>
      <text:list xml:id="list130107687196984" text:continue-list="list130108478345917" text:style-name="WWNum13">
        <text:list-item>
          <text:p text:style-name="P18"><text:span text:style-name="T2">¿Cuál de los siguiente métodos de Stream es final?</text:span></text:p>
        </text:list-item>
      </text:list>
      <text:list xml:id="list451510244" text:style-name="WWNum15">
        <text:list-item>
          <text:p text:style-name="P19">sorted</text:p>
        </text:list-item>
        <text:list-item>
          <text:p text:style-name="P19">max <text:s text:c="4"/><text:span text:style-name="T12">← </text:span><text:span text:style-name="T14">método final</text:span></text:p>
        </text:list-item>
        <text:list-item>
          <text:p text:style-name="P19">distinct</text:p>
        </text:list-item>
        <text:list-item>
          <text:p text:style-name="P19">filter</text:p>
        </text:list-item>
      </text:list>
      <text:p text:style-name="P28"/>
      <text:list xml:id="list130107681307367" text:continue-list="list130107687196984" text:style-name="WWNum13">
        <text:list-item>
          <text:p text:style-name="P18"><text:span text:style-name="T2">Tenemos la siguiente lista de números:</text:span></text:p>
        </text:list-item>
      </text:list>
      <text:p text:style-name="P31">List&lt;Integer&gt; lst=List.of(8,5,7,11,2,4,8,5);</text:p>
      <text:p text:style-name="P32">¿Cuál de las siguientes instrucciones permite calcular la suma de todos los números positivos no duplicados?</text:p>
      <text:list xml:id="list983658265" text:style-name="WWNum16">
        <text:list-item>
          <text:p text:style-name="P20">lst.sum(n&gt;0).distinct()</text:p>
        </text:list-item>
        <text:list-item>
          <text:p text:style-name="P20">lst.stream().distinct().filter(n→n&gt;0).mapToInt(n→n).sum() <text:s/><text:span text:style-name="T12">← </text:span><text:span text:style-name="T14">Correcto</text:span></text:p>
        </text:list-item>
        <text:list-item>
          <text:p text:style-name="P20">lst.stream().distinct(n-&gt;n&gt;0).sum()</text:p>
        </text:list-item>
        <text:list-item>
          <text:p text:style-name="P20">lst.distinct().collect(n-&gt;n&gt;0).sum()</text:p>
        </text:list-item>
      </text:list>
      <text:p text:style-name="P28"/>
      <text:list xml:id="list130108943220724" text:continue-list="list130107681307367" text:style-name="WWNum13">
        <text:list-item>
          <text:p text:style-name="P18"><text:span text:style-name="T2">¿Qué se mostrará al ejecutar el siguiente código?</text:span></text:p>
        </text:list-item>
      </text:list>
      <text:p text:style-name="P32">String a="20p";</text:p>
      <text:p text:style-name="P32">try{</text:p>
      <text:p text:style-name="P33">switch(a){</text:p>
      <text:p text:style-name="P32"><text:tab/><text:tab/>case "20":</text:p>
      <text:p text:style-name="P32"><text:soft-page-break/><text:tab/><text:tab/><text:tab/>System.out.println("20");</text:p>
      <text:p text:style-name="P32"><text:tab/><text:tab/>default:</text:p>
      <text:p text:style-name="P32"><text:tab/><text:tab/><text:tab/>System.out.println("nada");</text:p>
      <text:p text:style-name="P32"><text:tab/><text:tab/>case "10":</text:p>
      <text:p text:style-name="P32"><text:tab/><text:tab/><text:tab/>System.out.println(Integer.parseInt(a));</text:p>
      <text:p text:style-name="P33">}</text:p>
      <text:p text:style-name="P34">}catch(Exception ex){</text:p>
      <text:p text:style-name="P34"><text:tab/>System.out.println("fallo");</text:p>
      <text:p text:style-name="P34">}</text:p>
      <text:list xml:id="list554504625" text:style-name="WWNum17">
        <text:list-item>
          <text:p text:style-name="P21">nada 20p</text:p>
        </text:list-item>
        <text:list-item>
          <text:p text:style-name="P21">20 nada</text:p>
        </text:list-item>
        <text:list-item>
          <text:p text:style-name="P21">fallo <text:s text:c="4"/><text:span text:style-name="T12">←--- </text:span><text:span text:style-name="T11">Se imprime fallo</text:span></text:p>
        </text:list-item>
        <text:list-item>
          <text:p text:style-name="P25">nada fallo</text:p>
        </text:list-item>
      </text:list>
      <text:p text:style-name="P34"/>
      <text:list xml:id="list130107663504891" text:continue-list="list130108943220724" text:style-name="WWNum13">
        <text:list-item>
          <text:p text:style-name="P18"><text:span text:style-name="T2">Indica que se mostrará al ejecutar el siguiente código</text:span></text:p>
        </text:list-item>
      </text:list>
      <text:p text:style-name="P31">int a=5;</text:p>
      <text:p text:style-name="P31">int b=6;</text:p>
      <text:p text:style-name="P31">BiPredicate&lt;Integer, Integer&gt; pred= (x,y)-&gt;x&gt;y;</text:p>
      <text:p text:style-name="P31">UnaryOperator&lt;Integer&gt; op=n-&gt;n*n;</text:p>
      <text:p text:style-name="P31">if(pred(b,a)){</text:p>
      <text:p text:style-name="P34"><text:tab/>System.out.println(op.apply(a));</text:p>
      <text:p text:style-name="P34"><text:s text:c="8"/>}else{</text:p>
      <text:p text:style-name="P34"><text:tab/>System.out.println(a++);</text:p>
      <text:p text:style-name="P34"><text:s text:c="8"/>}</text:p>
      <text:list xml:id="list36371653" text:style-name="WWNum18">
        <text:list-item>
          <text:p text:style-name="P22">5</text:p>
        </text:list-item>
        <text:list-item>
          <text:p text:style-name="P22">6</text:p>
        </text:list-item>
        <text:list-item>
          <text:p text:style-name="P24">25 <text:s/>← <text:span text:style-name="T18">imprime 25</text:span></text:p>
        </text:list-item>
        <text:list-item>
          <text:p text:style-name="P22">36</text:p>
        </text:list-item>
      </text:list>
      <text:p text:style-name="P28"/>
      <text:list xml:id="list130109182301252" text:continue-list="list130107663504891" text:style-name="WWNum13">
        <text:list-item>
          <text:p text:style-name="P18"><text:soft-page-break/><text:span text:style-name="T2">¿Cuál de las siguientes interfaces es funcional?</text:span></text:p>
        </text:list-item>
      </text:list>
      <text:list xml:id="list2039774982" text:style-name="WWNum19">
        <text:list-item>
          <text:p text:style-name="P23">interface I1{ default void m(){}}</text:p>
        </text:list-item>
        <text:list-item>
          <text:p text:style-name="P23">interface I2{void m(int a); void m();} <text:s/><text:span text:style-name="T12">← </text:span><text:span text:style-name="T11">Esta es funcional</text:span></text:p>
        </text:list-item>
        <text:list-item>
          <text:p text:style-name="P26">interface I3{Object m();boolean equals(Object ob);}</text:p>
        </text:list-item>
        <text:list-item>
          <text:p text:style-name="P23">interface I4 extends Predicate&lt;Integer&gt;{int sum();}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6</meta:editing-cycles>
    <meta:creation-date>2023-10-29T13:49:00</meta:creation-date>
    <dc:date>2024-04-30T13:01:07.246000000</dc:date>
    <meta:editing-duration>PT4H4M53S</meta:editing-duration>
    <meta:generator>LibreOffice/7.0.2.2$Windows_X86_64 LibreOffice_project/8349ace3c3162073abd90d81fd06dcfb6b36b994</meta:generator>
    <meta:document-statistic meta:table-count="1" meta:image-count="0" meta:object-count="0" meta:page-count="5" meta:paragraph-count="109" meta:word-count="543" meta:character-count="3690" meta:non-whitespace-character-count="32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